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Tahoma" svg:font-family="Tahoma" style:font-family-generic="swiss" style:font-pitch="variable" svg:panose-1="2 11 6 4 3 5 4 4 2 4"/>
    <style:font-face style:name="Liberation Sans" svg:font-family="Liberation Sans" style:font-family-generic="swiss" style:font-pitch="variable" svg:panose-1="2 11 6 4 2 2 2 2 2 4"/>
    <style:font-face style:name="Lucida Sans Unicode" svg:font-family="Lucida Sans Unicode" style:font-family-generic="swiss" style:font-pitch="variable" svg:panose-1="2 11 6 2 3 5 4 2 2 4"/>
    <style:font-face style:name="FreeSans" svg:font-family="FreeSans" style:font-family-generic="system" style:font-pitch="variable"/>
  </office:font-face-decls>
  <office:automatic-styles>
    <style:style style:name="P1" style:parent-style-name="Title" style:master-page-name="MP0" style:family="paragraph">
      <style:paragraph-properties fo:break-before="page" fo:line-height="200%"/>
      <style:text-properties style:font-name="Times New Roman" style:font-name-complex="Times New Roman" fo:font-size="12pt" style:font-size-asian="12pt" style:font-size-complex="12pt"/>
    </style:style>
    <style:style style:name="P2" style:parent-style-name="Standard" style:family="paragraph">
      <style:paragraph-properties fo:text-align="center" fo:margin-bottom="0in" fo:line-height="200%"/>
      <style:text-properties style:font-name="Times New Roman" style:font-name-complex="Times New Roman" fo:font-size="12pt" style:font-size-asian="12pt" style:font-size-complex="12pt"/>
    </style:style>
    <style:style style:name="P3" style:parent-style-name="Standard" style:family="paragraph">
      <style:paragraph-properties fo:text-align="center" fo:margin-bottom="0in" fo:line-height="200%"/>
      <style:text-properties style:font-name="Times New Roman" style:font-name-complex="Times New Roman" fo:color="#000000" fo:font-size="12pt" style:font-size-asian="12pt" style:font-size-complex="12pt"/>
    </style:style>
    <style:style style:name="P4" style:parent-style-name="Standard" style:family="paragraph">
      <style:paragraph-properties fo:margin-bottom="0in" fo:line-height="200%"/>
    </style:style>
    <style:style style:name="T5" style:parent-style-name="DefaultParagraphFont" style:family="text">
      <style:text-properties style:font-name="Times New Roman" style:font-name-complex="Times New Roman" fo:font-size="12pt" style:font-size-asian="12pt" style:font-size-complex="12pt"/>
    </style:style>
    <style:style style:name="T6" style:parent-style-name="DefaultParagraphFont" style:family="text">
      <style:text-properties style:font-name="Times New Roman" style:font-name-complex="Times New Roman" style:text-position="super 66.6%" fo:font-size="12pt" style:font-size-asian="12pt" style:font-size-complex="12pt"/>
    </style:style>
    <style:style style:name="T7" style:parent-style-name="DefaultParagraphFont" style:family="text">
      <style:text-properties style:font-name="Times New Roman" style:font-name-complex="Times New Roman" fo:font-size="12pt" style:font-size-asian="12pt" style:font-size-complex="12pt"/>
    </style:style>
    <style:style style:name="T8" style:parent-style-name="DefaultParagraphFont" style:family="text">
      <style:text-properties style:font-name="Times New Roman" style:font-name-complex="Times New Roman" style:text-position="super 66.6%" fo:font-size="12pt" style:font-size-asian="12pt" style:font-size-complex="12pt"/>
    </style:style>
    <style:style style:name="P9" style:parent-style-name="Standard" style:family="paragraph">
      <style:paragraph-properties fo:margin-bottom="0in" fo:line-height="200%"/>
      <style:text-properties style:font-name="Times New Roman" style:font-name-complex="Times New Roman" fo:font-size="12pt" style:font-size-asian="12pt" style:font-size-complex="12pt"/>
    </style:style>
    <style:style style:name="P10" style:parent-style-name="Standard" style:family="paragraph">
      <style:paragraph-properties fo:margin-bottom="0in" fo:line-height="200%"/>
    </style:style>
    <style:style style:name="T11" style:parent-style-name="DefaultParagraphFont" style:family="text">
      <style:text-properties style:font-name="Times New Roman" style:font-name-complex="Times New Roman" style:text-position="super 66.6%" fo:font-size="12pt" style:font-size-asian="12pt" style:font-size-complex="12pt"/>
    </style:style>
    <style:style style:name="T12" style:parent-style-name="DefaultParagraphFont" style:family="text">
      <style:text-properties style:font-name="Times New Roman" style:font-name-complex="Times New Roman" fo:font-size="12pt" style:font-size-asian="12pt" style:font-size-complex="12pt"/>
    </style:style>
    <style:style style:name="P13" style:parent-style-name="Standard" style:family="paragraph">
      <style:paragraph-properties fo:margin-bottom="0in" fo:line-height="200%"/>
    </style:style>
    <style:style style:name="T14" style:parent-style-name="DefaultParagraphFont" style:family="text">
      <style:text-properties style:font-name="Times New Roman" style:font-name-complex="Times New Roman" style:text-position="super 66.6%" fo:font-size="12pt" style:font-size-asian="12pt" style:font-size-complex="12pt"/>
    </style:style>
    <style:style style:name="T15" style:parent-style-name="DefaultParagraphFont" style:family="text">
      <style:text-properties style:font-name="Times New Roman" style:font-name-complex="Times New Roman" fo:font-size="12pt" style:font-size-asian="12pt" style:font-size-complex="12pt"/>
    </style:style>
    <style:style style:name="P16" style:parent-style-name="Standard" style:family="paragraph">
      <style:paragraph-properties fo:margin-bottom="0in" fo:line-height="200%"/>
    </style:style>
    <style:style style:name="T17" style:parent-style-name="DefaultParagraphFont" style:family="text">
      <style:text-properties style:font-name="Times New Roman" style:font-name-complex="Times New Roman" style:text-position="super 66.6%" fo:font-size="12pt" style:font-size-asian="12pt" style:font-size-complex="12pt"/>
    </style:style>
    <style:style style:name="T18" style:parent-style-name="DefaultParagraphFont" style:family="text">
      <style:text-properties style:font-name="Times New Roman" style:font-name-complex="Times New Roman" fo:font-size="12pt" style:font-size-asian="12pt" style:font-size-complex="12pt"/>
    </style:style>
    <style:style style:name="P19" style:parent-style-name="Standard" style:family="paragraph">
      <style:paragraph-properties fo:margin-bottom="0in" fo:line-height="200%"/>
    </style:style>
    <style:style style:name="T20" style:parent-style-name="DefaultParagraphFont" style:family="text">
      <style:text-properties style:font-name="Times New Roman" style:font-name-complex="Times New Roman" style:text-position="super 66.6%" fo:font-size="12pt" style:font-size-asian="12pt" style:font-size-complex="12pt"/>
    </style:style>
    <style:style style:name="T21" style:parent-style-name="DefaultParagraphFont" style:family="text">
      <style:text-properties style:font-name="Times New Roman" style:font-name-complex="Times New Roman" fo:font-size="12pt" style:font-size-asian="12pt" style:font-size-complex="12pt"/>
    </style:style>
    <style:style style:name="P22" style:parent-style-name="Standard" style:family="paragraph">
      <style:paragraph-properties fo:margin-bottom="0in" fo:line-height="200%"/>
      <style:text-properties style:font-name="Times New Roman" style:font-name-complex="Times New Roman" fo:font-size="12pt" style:font-size-asian="12pt" style:font-size-complex="12pt"/>
    </style:style>
    <style:style style:name="P23" style:parent-style-name="Standard" style:family="paragraph">
      <style:paragraph-properties fo:margin-bottom="0in" fo:line-height="200%"/>
      <style:text-properties style:font-name="Times New Roman" style:font-name-complex="Times New Roman" fo:font-size="12pt" style:font-size-asian="12pt" style:font-size-complex="12pt"/>
    </style:style>
    <style:style style:name="P24" style:parent-style-name="Standard" style:family="paragraph">
      <style:paragraph-properties fo:margin-bottom="0in" fo:line-height="200%"/>
      <style:text-properties style:font-name="Times New Roman" style:font-name-complex="Times New Roman" fo:font-size="12pt" style:font-size-asian="12pt" style:font-size-complex="12pt"/>
    </style:style>
    <style:style style:name="P25" style:parent-style-name="Standard" style:family="paragraph">
      <style:paragraph-properties fo:margin-bottom="0in" fo:line-height="200%"/>
      <style:text-properties style:font-name="Times New Roman" style:font-name-complex="Times New Roman" fo:font-size="12pt" style:font-size-asian="12pt" style:font-size-complex="12pt"/>
    </style:style>
    <style:style style:name="P26" style:parent-style-name="Standard" style:family="paragraph">
      <style:paragraph-properties fo:margin-bottom="0in" fo:line-height="200%"/>
      <style:text-properties style:font-name="Times New Roman" style:font-name-complex="Times New Roman" fo:font-size="12pt" style:font-size-asian="12pt" style:font-size-complex="12pt"/>
    </style:style>
    <style:style style:name="P27" style:parent-style-name="Standard" style:family="paragraph">
      <style:paragraph-properties fo:margin-bottom="0in" fo:line-height="200%"/>
      <style:text-properties style:font-name="Times New Roman" style:font-name-complex="Times New Roman" fo:font-size="12pt" style:font-size-asian="12pt" style:font-size-complex="12pt"/>
    </style:style>
    <style:style style:name="P28" style:parent-style-name="Standard" style:family="paragraph">
      <style:paragraph-properties fo:margin-bottom="0in" fo:line-height="200%"/>
      <style:text-properties style:font-name="Times New Roman" style:font-name-complex="Times New Roman" fo:font-size="12pt" style:font-size-asian="12pt" style:font-size-complex="12pt"/>
    </style:style>
    <style:style style:name="P29" style:parent-style-name="Standard" style:family="paragraph">
      <style:paragraph-properties fo:margin-bottom="0in" fo:line-height="200%"/>
      <style:text-properties style:font-name="Times New Roman" style:font-name-complex="Times New Roman" fo:font-size="12pt" style:font-size-asian="12pt" style:font-size-complex="12pt"/>
    </style:style>
    <style:style style:name="P30" style:parent-style-name="Standard" style:family="paragraph">
      <style:paragraph-properties fo:margin-bottom="0in" fo:line-height="200%"/>
      <style:text-properties style:font-name="Times New Roman" style:font-name-complex="Times New Roman" fo:font-size="12pt" style:font-size-asian="12pt" style:font-size-complex="12pt"/>
    </style:style>
    <style:style style:name="P31" style:parent-style-name="Standard" style:family="paragraph">
      <style:paragraph-properties fo:margin-bottom="0in" fo:line-height="200%"/>
      <style:text-properties style:font-name="Times New Roman" style:font-name-complex="Times New Roman" fo:font-size="12pt" style:font-size-asian="12pt" style:font-size-complex="12pt"/>
    </style:style>
    <style:style style:name="P32" style:parent-style-name="Standard" style:family="paragraph">
      <style:paragraph-properties fo:margin-bottom="0in" fo:line-height="200%"/>
      <style:text-properties style:font-name="Times New Roman" style:font-name-complex="Times New Roman" fo:font-size="12pt" style:font-size-asian="12pt" style:font-size-complex="12pt"/>
    </style:style>
    <style:style style:name="P33" style:parent-style-name="Standard" style:family="paragraph">
      <style:paragraph-properties fo:margin-bottom="0in" fo:line-height="200%"/>
      <style:text-properties style:font-name="Times New Roman" style:font-name-complex="Times New Roman" fo:font-size="12pt" style:font-size-asian="12pt" style:font-size-complex="12pt"/>
    </style:style>
    <style:style style:name="P34" style:parent-style-name="Standard" style:family="paragraph">
      <style:paragraph-properties fo:margin-bottom="0in" fo:line-height="200%"/>
      <style:text-properties style:font-name="Times New Roman" style:font-name-complex="Times New Roman" fo:font-size="12pt" style:font-size-asian="12pt" style:font-size-complex="12pt"/>
    </style:style>
    <style:style style:name="P35" style:parent-style-name="Heading1" style:family="paragraph">
      <style:text-properties fo:color="#000000"/>
    </style:style>
    <style:style style:name="P36" style:parent-style-name="Normal" style:family="paragraph">
      <style:paragraph-properties fo:line-height="200%"/>
      <style:text-properties fo:font-size="12pt" style:font-size-asian="12pt" style:font-size-complex="12pt"/>
    </style:style>
    <style:style style:name="P37" style:parent-style-name="Normal" style:family="paragraph">
      <style:paragraph-properties fo:line-height="200%"/>
      <style:text-properties fo:font-size="12pt" style:font-size-asian="12pt" style:font-size-complex="12pt"/>
    </style:style>
    <style:style style:name="P38" style:parent-style-name="Normal" style:family="paragraph">
      <style:paragraph-properties fo:line-height="200%"/>
      <style:text-properties fo:font-size="12pt" style:font-size-asian="12pt" style:font-size-complex="12pt"/>
    </style:style>
    <style:style style:name="P39" style:parent-style-name="Normal" style:family="paragraph">
      <style:paragraph-properties fo:line-height="200%"/>
      <style:text-properties fo:font-size="12pt" style:font-size-asian="12pt" style:font-size-complex="12pt"/>
    </style:style>
    <style:style style:name="P40" style:parent-style-name="Normal" style:family="paragraph">
      <style:paragraph-properties fo:line-height="200%"/>
      <style:text-properties fo:font-size="12pt" style:font-size-asian="12pt" style:font-size-complex="12pt"/>
    </style:style>
    <style:style style:name="P41" style:parent-style-name="Normal" style:family="paragraph">
      <style:paragraph-properties fo:line-height="200%"/>
      <style:text-properties fo:font-size="12pt" style:font-size-asian="12pt" style:font-size-complex="12pt"/>
    </style:style>
    <style:style style:name="P42" style:parent-style-name="Normal" style:family="paragraph">
      <style:paragraph-properties fo:line-height="200%"/>
      <style:text-properties fo:font-size="12pt" style:font-size-asian="12pt" style:font-size-complex="12pt"/>
    </style:style>
    <style:style style:name="P43" style:parent-style-name="Normal" style:family="paragraph">
      <style:paragraph-properties fo:line-height="200%"/>
      <style:text-properties fo:font-size="12pt" style:font-size-asian="12pt" style:font-size-complex="12pt"/>
    </style:style>
    <style:style style:name="P44" style:parent-style-name="Normal" style:family="paragraph">
      <style:paragraph-properties fo:line-height="200%"/>
      <style:text-properties fo:font-size="12pt" style:font-size-asian="12pt" style:font-size-complex="12pt"/>
    </style:style>
    <style:style style:name="P45" style:parent-style-name="Normal" style:family="paragraph">
      <style:paragraph-properties fo:line-height="200%"/>
      <style:text-properties fo:font-size="12pt" style:font-size-asian="12pt" style:font-size-complex="12pt"/>
    </style:style>
    <style:style style:name="P46" style:parent-style-name="Normal" style:family="paragraph">
      <style:paragraph-properties fo:line-height="200%"/>
      <style:text-properties fo:font-size="12pt" style:font-size-asian="12pt" style:font-size-complex="12pt"/>
    </style:style>
    <style:style style:name="P47" style:parent-style-name="Normal" style:family="paragraph">
      <style:paragraph-properties fo:line-height="200%"/>
      <style:text-properties fo:font-size="12pt" style:font-size-asian="12pt" style:font-size-complex="12pt"/>
    </style:style>
    <style:style style:name="P48" style:parent-style-name="Normal" style:family="paragraph">
      <style:paragraph-properties fo:line-height="200%"/>
      <style:text-properties fo:font-size="12pt" style:font-size-asian="12pt" style:font-size-complex="12pt"/>
    </style:style>
    <style:style style:name="P49" style:parent-style-name="Normal" style:family="paragraph">
      <style:paragraph-properties fo:line-height="200%"/>
      <style:text-properties fo:font-size="12pt" style:font-size-asian="12pt" style:font-size-complex="12pt"/>
    </style:style>
    <style:style style:name="P50" style:parent-style-name="Normal" style:family="paragraph">
      <style:paragraph-properties fo:line-height="200%"/>
      <style:text-properties fo:font-size="12pt" style:font-size-asian="12pt" style:font-size-complex="12pt"/>
    </style:style>
    <style:style style:name="P51" style:parent-style-name="Normal" style:family="paragraph">
      <style:paragraph-properties fo:line-height="200%"/>
      <style:text-properties fo:font-size="12pt" style:font-size-asian="12pt" style:font-size-complex="12pt"/>
    </style:style>
    <style:style style:name="P52" style:parent-style-name="Normal" style:family="paragraph">
      <style:paragraph-properties fo:line-height="200%"/>
      <style:text-properties fo:font-size="12pt" style:font-size-asian="12pt" style:font-size-complex="12pt"/>
    </style:style>
    <style:style style:name="P53" style:parent-style-name="Heading1" style:family="paragraph">
      <style:text-properties fo:color="#000000"/>
    </style:style>
    <style:style style:name="P54" style:parent-style-name="Bibliography" style:family="paragraph">
      <style:paragraph-properties fo:margin-left="0in" fo:text-indent="0in">
        <style:tab-stops>
          <style:tab-stop style:type="left" style:position="0.1833in"/>
        </style:tab-stops>
      </style:paragraph-properties>
    </style:style>
    <style:style style:name="T55" style:parent-style-name="DefaultParagraphFont" style:family="text">
      <style:text-properties style:font-name="Times New Roman" style:font-name-complex="Times New Roman" fo:font-size="12pt" style:font-size-asian="12pt" style:font-size-complex="12pt"/>
    </style:style>
    <style:style style:name="T56" style:parent-style-name="DefaultParagraphFont" style:family="text">
      <style:text-properties style:font-name="Times New Roman" style:font-name-complex="Times New Roman" fo:font-size="12pt" style:font-size-asian="12pt" style:font-size-complex="12pt"/>
    </style:style>
    <style:style style:name="T57" style:parent-style-name="DefaultParagraphFont" style:family="text">
      <style:text-properties style:font-name="Times New Roman" style:font-name-complex="Times New Roman" fo:font-size="12pt" style:font-size-asian="12pt" style:font-size-complex="12pt"/>
    </style:style>
    <style:style style:name="T58" style:parent-style-name="DefaultParagraphFont" style:family="text">
      <style:text-properties style:font-name="Times New Roman" style:font-name-complex="Times New Roman" fo:font-size="12pt" style:font-size-asian="12pt" style:font-size-complex="12pt"/>
    </style:style>
    <style:style style:name="T59" style:parent-style-name="DefaultParagraphFont" style:family="text">
      <style:text-properties style:font-name="Times New Roman" style:font-name-complex="Times New Roman" fo:font-size="12pt" style:font-size-asian="12pt" style:font-size-complex="12pt"/>
    </style:style>
    <style:style style:name="T60" style:parent-style-name="DefaultParagraphFont" style:family="text">
      <style:text-properties style:font-name="Times New Roman" style:font-name-complex="Times New Roman" fo:font-size="12pt" style:font-size-asian="12pt" style:font-size-complex="12pt"/>
    </style:style>
    <style:style style:name="T61" style:parent-style-name="DefaultParagraphFont" style:family="text">
      <style:text-properties style:font-name="Times New Roman" style:font-name-complex="Times New Roman" fo:font-size="12pt" style:font-size-asian="12pt" style:font-size-complex="12pt"/>
    </style:style>
    <style:style style:name="T62" style:parent-style-name="DefaultParagraphFont" style:family="text">
      <style:text-properties style:font-name="Times New Roman" style:font-name-complex="Times New Roman" style:text-position="super 66.6%" fo:font-size="12pt" style:font-size-asian="12pt" style:font-size-complex="12pt"/>
    </style:style>
    <style:style style:name="T63" style:parent-style-name="DefaultParagraphFont" style:family="text">
      <style:text-properties style:font-name="Times New Roman" style:font-name-complex="Times New Roman" style:text-position="super 66.6%" fo:font-size="12pt" style:font-size-asian="12pt" style:font-size-complex="12pt"/>
    </style:style>
    <style:style style:name="T64" style:parent-style-name="DefaultParagraphFont" style:family="text">
      <style:text-properties style:font-name="Times New Roman" style:font-name-complex="Times New Roman" fo:font-size="12pt" style:font-size-asian="12pt" style:font-size-complex="12pt"/>
    </style:style>
    <style:style style:name="T65" style:parent-style-name="DefaultParagraphFont" style:family="text">
      <style:text-properties style:font-name="Times New Roman" style:font-name-complex="Times New Roman" style:text-position="super 66.6%" fo:font-size="12pt" style:font-size-asian="12pt" style:font-size-complex="12pt"/>
    </style:style>
    <style:style style:name="T66" style:parent-style-name="DefaultParagraphFont" style:family="text">
      <style:text-properties style:font-name="Times New Roman" style:font-name-complex="Times New Roman" fo:font-size="12pt" style:font-size-asian="12pt" style:font-size-complex="12pt"/>
    </style:style>
    <style:style style:name="T67" style:parent-style-name="DefaultParagraphFont" style:family="text">
      <style:text-properties style:font-name="Times New Roman" style:font-name-complex="Times New Roman" fo:font-size="12pt" style:font-size-asian="12pt" style:font-size-complex="12pt"/>
    </style:style>
    <style:style style:name="T68" style:parent-style-name="DefaultParagraphFont" style:family="text">
      <style:text-properties style:font-name="Times New Roman" style:font-name-complex="Times New Roman" style:text-position="super 66.6%" fo:font-size="12pt" style:font-size-asian="12pt" style:font-size-complex="12pt"/>
    </style:style>
    <style:style style:name="T69" style:parent-style-name="DefaultParagraphFont" style:family="text">
      <style:text-properties style:font-name="Times New Roman" style:font-name-complex="Times New Roman" fo:font-size="12pt" style:font-size-asian="12pt" style:font-size-complex="12pt"/>
    </style:style>
    <style:style style:name="T70" style:parent-style-name="DefaultParagraphFont" style:family="text">
      <style:text-properties style:font-name="Times New Roman" style:font-name-complex="Times New Roman" fo:font-size="12pt" style:font-size-asian="12pt" style:font-size-complex="12pt"/>
    </style:style>
    <style:style style:name="T71" style:parent-style-name="DefaultParagraphFont" style:family="text">
      <style:text-properties style:font-name="Times New Roman" style:font-name-complex="Times New Roman" style:text-position="super 66.6%" fo:font-size="12pt" style:font-size-asian="12pt" style:font-size-complex="12pt"/>
    </style:style>
    <style:style style:name="T72" style:parent-style-name="DefaultParagraphFont" style:family="text">
      <style:text-properties style:font-name="Times New Roman" style:font-name-complex="Times New Roman" fo:font-size="12pt" style:font-size-asian="12pt" style:font-size-complex="12pt"/>
    </style:style>
    <style:style style:name="T73" style:parent-style-name="DefaultParagraphFont" style:family="text">
      <style:text-properties style:font-name="Times New Roman" style:font-name-complex="Times New Roman" fo:font-size="12pt" style:font-size-asian="12pt" style:font-size-complex="12pt"/>
    </style:style>
    <style:style style:name="T74" style:parent-style-name="DefaultParagraphFont" style:family="text">
      <style:text-properties style:font-name="Times New Roman" style:font-name-complex="Times New Roman" fo:font-size="12pt" style:font-size-asian="12pt" style:font-size-complex="12pt"/>
    </style:style>
    <style:style style:name="T75" style:parent-style-name="DefaultParagraphFont" style:family="text">
      <style:text-properties style:font-name="Times New Roman" style:font-name-complex="Times New Roman" style:text-position="super 66.6%" fo:font-size="12pt" style:font-size-asian="12pt" style:font-size-complex="12pt"/>
    </style:style>
    <style:style style:name="T76" style:parent-style-name="DefaultParagraphFont" style:family="text">
      <style:text-properties style:font-name="Times New Roman" style:font-name-complex="Times New Roman" fo:font-size="12pt" style:font-size-asian="12pt" style:font-size-complex="12pt"/>
    </style:style>
    <style:style style:name="T77" style:parent-style-name="DefaultParagraphFont" style:family="text">
      <style:text-properties style:font-name="Times New Roman" style:font-name-complex="Times New Roman" fo:font-size="12pt" style:font-size-asian="12pt" style:font-size-complex="12pt"/>
    </style:style>
    <style:style style:name="T78" style:parent-style-name="DefaultParagraphFont" style:family="text">
      <style:text-properties style:font-name="Times New Roman" style:font-name-complex="Times New Roman" fo:font-size="12pt" style:font-size-asian="12pt" style:font-size-complex="12pt"/>
    </style:style>
    <style:style style:name="T79" style:parent-style-name="DefaultParagraphFont" style:family="text">
      <style:text-properties style:font-name="Times New Roman" style:font-name-complex="Times New Roman" style:text-position="super 66.6%" fo:font-size="12pt" style:font-size-asian="12pt" style:font-size-complex="12pt"/>
    </style:style>
    <style:style style:name="T80" style:parent-style-name="DefaultParagraphFont" style:family="text">
      <style:text-properties style:font-name="Times New Roman" style:font-name-complex="Times New Roman" fo:font-size="12pt" style:font-size-asian="12pt" style:font-size-complex="12pt"/>
    </style:style>
    <style:style style:name="T81" style:parent-style-name="DefaultParagraphFont" style:family="text">
      <style:text-properties style:font-name="Times New Roman" style:font-name-complex="Times New Roman" fo:font-size="12pt" style:font-size-asian="12pt" style:font-size-complex="12pt"/>
    </style:style>
    <style:style style:name="P82" style:parent-style-name="Bibliography" style:family="paragraph">
      <style:paragraph-properties fo:margin-left="0in" fo:text-indent="0in">
        <style:tab-stops>
          <style:tab-stop style:type="left" style:position="0.1833in"/>
        </style:tab-stops>
      </style:paragraph-properties>
    </style:style>
    <style:style style:name="T83" style:parent-style-name="DefaultParagraphFont" style:family="text">
      <style:text-properties style:font-name="Times New Roman" style:font-name-complex="Times New Roman" fo:font-size="12pt" style:font-size-asian="12pt" style:font-size-complex="12pt"/>
    </style:style>
    <style:style style:name="T84" style:parent-style-name="DefaultParagraphFont" style:family="text">
      <style:text-properties style:font-name="Times New Roman" style:font-name-complex="Times New Roman" fo:font-size="12pt" style:font-size-asian="12pt" style:font-size-complex="12pt"/>
    </style:style>
    <style:style style:name="T85" style:parent-style-name="DefaultParagraphFont" style:family="text">
      <style:text-properties style:font-name="Times New Roman" style:font-name-complex="Times New Roman" fo:font-size="12pt" style:font-size-asian="12pt" style:font-size-complex="12pt"/>
    </style:style>
    <style:style style:name="T86" style:parent-style-name="DefaultParagraphFont" style:family="text">
      <style:text-properties style:font-name="Times New Roman" style:font-name-complex="Times New Roman" fo:font-size="12pt" style:font-size-asian="12pt" style:font-size-complex="12pt"/>
    </style:style>
    <style:style style:name="T87" style:parent-style-name="DefaultParagraphFont" style:family="text">
      <style:text-properties style:font-name="Times New Roman" style:font-name-complex="Times New Roman" fo:font-size="12pt" style:font-size-asian="12pt" style:font-size-complex="12pt"/>
    </style:style>
    <style:style style:name="T88" style:parent-style-name="DefaultParagraphFont" style:family="text">
      <style:text-properties style:font-name="Times New Roman" style:font-name-complex="Times New Roman" fo:font-size="12pt" style:font-size-asian="12pt" style:font-size-complex="12pt"/>
    </style:style>
    <style:style style:name="T89" style:parent-style-name="DefaultParagraphFont" style:family="text">
      <style:text-properties style:font-name="Times New Roman" style:font-name-complex="Times New Roman" fo:font-size="12pt" style:font-size-asian="12pt" style:font-size-complex="12pt"/>
    </style:style>
    <style:style style:name="T90" style:parent-style-name="DefaultParagraphFont" style:family="text">
      <style:text-properties style:font-name="Times New Roman" style:font-name-complex="Times New Roman" fo:font-size="12pt" style:font-size-asian="12pt" style:font-size-complex="12pt"/>
    </style:style>
    <style:style style:name="T91" style:parent-style-name="DefaultParagraphFont" style:family="text">
      <style:text-properties style:font-name="Times New Roman" style:font-name-complex="Times New Roman" fo:font-size="12pt" style:font-size-asian="12pt" style:font-size-complex="12pt"/>
    </style:style>
    <style:style style:name="T92" style:parent-style-name="DefaultParagraphFont" style:family="text">
      <style:text-properties style:font-name="Times New Roman" style:font-name-complex="Times New Roman" style:text-position="sub 66.6%" fo:font-size="12pt" style:font-size-asian="12pt" style:font-size-complex="12pt"/>
    </style:style>
    <style:style style:name="T93" style:parent-style-name="DefaultParagraphFont" style:family="text">
      <style:text-properties style:font-name="Times New Roman" style:font-name-complex="Times New Roman" fo:font-size="12pt" style:font-size-asian="12pt" style:font-size-complex="12pt"/>
    </style:style>
    <style:style style:name="T94" style:parent-style-name="DefaultParagraphFont" style:family="text">
      <style:text-properties style:font-name="Times New Roman" style:font-name-complex="Times New Roman" style:text-position="sub 66.6%" fo:font-size="12pt" style:font-size-asian="12pt" style:font-size-complex="12pt"/>
    </style:style>
    <style:style style:name="T95" style:parent-style-name="DefaultParagraphFont" style:family="text">
      <style:text-properties style:font-name="Times New Roman" style:font-name-complex="Times New Roman" fo:font-size="12pt" style:font-size-asian="12pt" style:font-size-complex="12pt"/>
    </style:style>
    <style:style style:name="T96" style:parent-style-name="DefaultParagraphFont" style:family="text">
      <style:text-properties style:font-name="Times New Roman" style:font-name-complex="Times New Roman" fo:font-size="12pt" style:font-size-asian="12pt" style:font-size-complex="12pt"/>
    </style:style>
    <style:style style:name="T97" style:parent-style-name="DefaultParagraphFont" style:family="text">
      <style:text-properties style:font-name="Times New Roman" style:font-name-complex="Times New Roman" fo:font-size="12pt" style:font-size-asian="12pt" style:font-size-complex="12pt"/>
    </style:style>
    <style:style style:name="P98" style:parent-style-name="Heading1" style:family="paragraph">
      <style:text-properties fo:color="#000000"/>
    </style:style>
    <style:style style:name="P99" style:parent-style-name="Normal" style:family="paragraph">
      <style:text-properties style:font-name="Times New Roman" style:font-name-complex="Times New Roman" fo:font-style="italic" style:font-style-asian="italic" fo:font-size="12pt" style:font-size-asian="12pt" style:font-size-complex="12pt"/>
    </style:style>
    <style:style style:name="P100" style:parent-style-name="Normal" style:family="paragraph">
      <style:paragraph-properties fo:line-height="200%" fo:text-indent="0.5in"/>
    </style:style>
    <style:style style:name="T101" style:parent-style-name="DefaultParagraphFont" style:family="text">
      <style:text-properties style:font-name="Times New Roman" style:font-name-complex="Times New Roman" fo:font-size="12pt" style:font-size-asian="12pt" style:font-size-complex="12pt"/>
    </style:style>
    <style:style style:name="T102" style:parent-style-name="DefaultParagraphFont" style:family="text">
      <style:text-properties style:font-name="Times New Roman" style:font-name-complex="Times New Roman" style:text-position="super 66.6%" fo:font-size="12pt" style:font-size-asian="12pt" style:font-size-complex="12pt"/>
    </style:style>
    <style:style style:name="T103" style:parent-style-name="DefaultParagraphFont" style:family="text">
      <style:text-properties style:font-name="Times New Roman" style:font-name-complex="Times New Roman" fo:font-size="12pt" style:font-size-asian="12pt" style:font-size-complex="12pt"/>
    </style:style>
    <style:style style:name="P104" style:parent-style-name="Normal" style:family="paragraph">
      <style:paragraph-properties fo:line-height="200%" fo:text-indent="0.5in"/>
    </style:style>
    <style:style style:name="T105" style:parent-style-name="DefaultParagraphFont" style:family="text">
      <style:text-properties style:font-name="Times New Roman" style:font-name-complex="Times New Roman" fo:font-size="12pt" style:font-size-asian="12pt" style:font-size-complex="12pt"/>
    </style:style>
    <style:style style:name="T106" style:parent-style-name="DefaultParagraphFont" style:family="text">
      <style:text-properties style:font-name="Times New Roman" style:font-name-complex="Times New Roman" style:text-position="sub 66.6%" fo:font-size="12pt" style:font-size-asian="12pt" style:font-size-complex="12pt"/>
    </style:style>
    <style:style style:name="T107" style:parent-style-name="DefaultParagraphFont" style:family="text">
      <style:text-properties style:font-name="Times New Roman" style:font-name-complex="Times New Roman" fo:font-size="12pt" style:font-size-asian="12pt" style:font-size-complex="12pt"/>
    </style:style>
    <style:style style:name="T108" style:parent-style-name="DefaultParagraphFont" style:family="text">
      <style:text-properties style:font-name="Times New Roman" style:font-name-complex="Times New Roman" style:text-position="sub 66.6%" fo:font-size="12pt" style:font-size-asian="12pt" style:font-size-complex="12pt"/>
    </style:style>
    <style:style style:name="T109" style:parent-style-name="DefaultParagraphFont" style:family="text">
      <style:text-properties style:font-name="Times New Roman" style:font-name-complex="Times New Roman" fo:font-size="12pt" style:font-size-asian="12pt" style:font-size-complex="12pt"/>
    </style:style>
    <style:style style:name="T110" style:parent-style-name="DefaultParagraphFont" style:family="text">
      <style:text-properties style:font-name="Times New Roman" style:font-name-complex="Times New Roman" style:text-position="sub 66.6%" fo:font-size="12pt" style:font-size-asian="12pt" style:font-size-complex="12pt"/>
    </style:style>
    <style:style style:name="T111" style:parent-style-name="DefaultParagraphFont" style:family="text">
      <style:text-properties style:font-name="Times New Roman" style:font-name-complex="Times New Roman" fo:font-size="12pt" style:font-size-asian="12pt" style:font-size-complex="12pt"/>
    </style:style>
    <style:style style:name="P112" style:parent-style-name="Normal" style:family="paragraph">
      <style:paragraph-properties fo:line-height="200%" fo:text-indent="0.5in"/>
    </style:style>
    <style:style style:name="T113" style:parent-style-name="DefaultParagraphFont" style:family="text">
      <style:text-properties style:font-name="Times New Roman" style:font-name-complex="Times New Roman" fo:font-size="12pt" style:font-size-asian="12pt" style:font-size-complex="12pt"/>
    </style:style>
    <style:style style:name="T114" style:parent-style-name="DefaultParagraphFont" style:family="text">
      <style:text-properties style:font-name="Times New Roman" style:font-name-complex="Times New Roman" style:text-position="sub 66.6%" fo:font-size="12pt" style:font-size-asian="12pt" style:font-size-complex="12pt"/>
    </style:style>
    <style:style style:name="T115" style:parent-style-name="DefaultParagraphFont" style:family="text">
      <style:text-properties style:font-name="Times New Roman" style:font-name-complex="Times New Roman" fo:font-size="12pt" style:font-size-asian="12pt" style:font-size-complex="12pt"/>
    </style:style>
    <style:style style:name="T116" style:parent-style-name="DefaultParagraphFont" style:family="text">
      <style:text-properties style:font-name="Times New Roman" style:font-name-complex="Times New Roman" style:text-position="sub 66.6%" fo:font-size="12pt" style:font-size-asian="12pt" style:font-size-complex="12pt"/>
    </style:style>
    <style:style style:name="T117" style:parent-style-name="DefaultParagraphFont" style:family="text">
      <style:text-properties style:font-name="Times New Roman" style:font-name-complex="Times New Roman" fo:font-size="12pt" style:font-size-asian="12pt" style:font-size-complex="12pt"/>
    </style:style>
    <style:style style:name="T118" style:parent-style-name="DefaultParagraphFont" style:family="text">
      <style:text-properties style:font-name="Times New Roman" style:font-name-complex="Times New Roman" style:text-position="sub 66.6%" fo:font-size="12pt" style:font-size-asian="12pt" style:font-size-complex="12pt"/>
    </style:style>
    <style:style style:name="T119" style:parent-style-name="DefaultParagraphFont" style:family="text">
      <style:text-properties style:font-name="Times New Roman" style:font-name-complex="Times New Roman" fo:font-size="12pt" style:font-size-asian="12pt" style:font-size-complex="12pt"/>
    </style:style>
    <style:style style:name="T120" style:parent-style-name="DefaultParagraphFont" style:family="text">
      <style:text-properties style:font-name="Times New Roman" style:font-name-complex="Times New Roman" fo:font-size="12pt" style:font-size-asian="12pt" style:font-size-complex="12pt" fo:background-color="#FFFF00"/>
    </style:style>
    <style:style style:name="T121" style:parent-style-name="DefaultParagraphFont" style:family="text">
      <style:text-properties style:font-name="Times New Roman" style:font-name-complex="Times New Roman" fo:font-size="12pt" style:font-size-asian="12pt" style:font-size-complex="12pt"/>
    </style:style>
    <style:style style:name="T122" style:parent-style-name="DefaultParagraphFont" style:family="text">
      <style:text-properties style:font-name="Calibri" fo:font-size="12pt" style:font-size-asian="12pt"/>
    </style:style>
    <style:style style:name="T123" style:parent-style-name="DefaultParagraphFont" style:family="text">
      <style:text-properties style:font-name="Calibri" fo:font-size="12pt" style:font-size-asian="12pt"/>
    </style:style>
    <style:style style:name="T124" style:parent-style-name="DefaultParagraphFont" style:family="text">
      <style:text-properties style:font-name="Calibri" fo:font-style="italic" style:font-style-asian="italic" style:font-style-complex="italic" fo:font-size="12pt" style:font-size-asian="12pt"/>
    </style:style>
    <style:style style:name="T125" style:parent-style-name="DefaultParagraphFont" style:family="text">
      <style:text-properties style:font-name="Calibri" fo:font-size="12pt" style:font-size-asian="12pt"/>
    </style:style>
    <style:style style:name="T126" style:parent-style-name="DefaultParagraphFont" style:family="text">
      <style:text-properties style:font-name="Calibri" fo:font-size="12pt" style:font-size-asian="12pt"/>
    </style:style>
    <style:style style:name="T127" style:parent-style-name="DefaultParagraphFont" style:family="text">
      <style:text-properties style:font-name="Calibri" fo:font-size="12pt" style:font-size-asian="12pt"/>
    </style:style>
    <style:style style:name="T128" style:parent-style-name="DefaultParagraphFont" style:family="text">
      <style:text-properties style:font-name="Calibri" fo:font-style="italic" style:font-style-asian="italic" style:font-style-complex="italic" fo:font-size="12pt" style:font-size-asian="12pt"/>
    </style:style>
    <style:style style:name="T129" style:parent-style-name="DefaultParagraphFont" style:family="text">
      <style:text-properties style:font-name="Calibri" fo:font-size="12pt" style:font-size-asian="12pt"/>
    </style:style>
    <style:style style:name="T130" style:parent-style-name="DefaultParagraphFont" style:family="text">
      <style:text-properties style:font-name="Calibri" fo:font-size="12pt" style:font-size-asian="12pt"/>
    </style:style>
    <style:style style:name="T131" style:parent-style-name="DefaultParagraphFont" style:family="text">
      <style:text-properties style:font-name="Calibri" fo:font-size="12pt" style:font-size-asian="12pt"/>
    </style:style>
    <style:style style:name="T132" style:parent-style-name="DefaultParagraphFont" style:family="text">
      <style:text-properties style:font-name="Calibri" fo:font-style="italic" style:font-style-asian="italic" style:font-style-complex="italic" fo:font-size="12pt" style:font-size-asian="12pt"/>
    </style:style>
    <style:style style:name="T133" style:parent-style-name="DefaultParagraphFont" style:family="text">
      <style:text-properties style:font-name="Calibri" fo:font-size="12pt" style:font-size-asian="12pt"/>
    </style:style>
    <style:style style:name="T134" style:parent-style-name="DefaultParagraphFont" style:family="text">
      <style:text-properties style:font-name="Calibri" fo:font-size="12pt" style:font-size-asian="12pt"/>
    </style:style>
    <style:style style:name="T135" style:parent-style-name="DefaultParagraphFont" style:family="text">
      <style:text-properties style:font-name="Calibri" fo:font-size="12pt" style:font-size-asian="12pt"/>
    </style:style>
    <style:style style:name="T136" style:parent-style-name="DefaultParagraphFont" style:family="text">
      <style:text-properties style:font-name="Calibri" fo:font-style="italic" style:font-style-asian="italic" style:font-style-complex="italic" fo:font-size="12pt" style:font-size-asian="12pt"/>
    </style:style>
    <style:style style:name="T137" style:parent-style-name="DefaultParagraphFont" style:family="text">
      <style:text-properties style:font-name="Calibri" fo:font-size="12pt" style:font-size-asian="12pt"/>
    </style:style>
    <style:style style:name="T138" style:parent-style-name="DefaultParagraphFont" style:family="text">
      <style:text-properties style:font-name="Calibri" fo:font-size="12pt" style:font-size-asian="12pt"/>
    </style:style>
    <style:style style:name="T139" style:parent-style-name="DefaultParagraphFont" style:family="text">
      <style:text-properties style:font-name="Calibri" fo:font-size="12pt" style:font-size-asian="12pt"/>
    </style:style>
    <style:style style:name="T140" style:parent-style-name="DefaultParagraphFont" style:family="text">
      <style:text-properties style:font-name="Calibri" fo:font-style="italic" style:font-style-asian="italic" style:font-style-complex="italic" fo:font-size="12pt" style:font-size-asian="12pt"/>
    </style:style>
    <style:style style:name="T141" style:parent-style-name="DefaultParagraphFont" style:family="text">
      <style:text-properties style:font-name="Calibri" fo:font-size="12pt" style:font-size-asian="12pt"/>
    </style:style>
    <style:style style:name="P142" style:parent-style-name="Bibliography" style:family="paragraph">
      <style:text-properties style:font-name="Calibri" fo:font-size="12pt" style:font-size-asian="12pt"/>
    </style:style>
    <style:style style:name="T143" style:parent-style-name="DefaultParagraphFont" style:family="text">
      <style:text-properties style:font-name="Calibri" fo:font-size="12pt" style:font-size-asian="12pt"/>
    </style:style>
    <style:style style:name="T144" style:parent-style-name="DefaultParagraphFont" style:family="text">
      <style:text-properties style:font-name="Calibri" fo:font-size="12pt" style:font-size-asian="12pt"/>
    </style:style>
    <style:style style:name="T145" style:parent-style-name="DefaultParagraphFont" style:family="text">
      <style:text-properties style:font-name="Calibri" fo:font-style="italic" style:font-style-asian="italic" style:font-style-complex="italic" fo:font-size="12pt" style:font-size-asian="12pt"/>
    </style:style>
    <style:style style:name="T146" style:parent-style-name="DefaultParagraphFont" style:family="text">
      <style:text-properties style:font-name="Calibri" fo:font-size="12pt" style:font-size-asian="12pt"/>
    </style:style>
    <style:style style:name="T147" style:parent-style-name="DefaultParagraphFont" style:family="text">
      <style:text-properties style:font-name="Calibri" fo:font-size="12pt" style:font-size-asian="12pt"/>
    </style:style>
    <style:style style:name="T148" style:parent-style-name="DefaultParagraphFont" style:family="text">
      <style:text-properties style:font-name="Calibri" fo:font-size="12pt" style:font-size-asian="12pt"/>
    </style:style>
    <style:style style:name="T149" style:parent-style-name="DefaultParagraphFont" style:family="text">
      <style:text-properties style:font-name="Calibri" fo:font-style="italic" style:font-style-asian="italic" style:font-style-complex="italic" fo:font-size="12pt" style:font-size-asian="12pt"/>
    </style:style>
    <style:style style:name="T150" style:parent-style-name="DefaultParagraphFont" style:family="text">
      <style:text-properties style:font-name="Calibri" fo:font-size="12pt" style:font-size-asian="12pt"/>
    </style:style>
    <style:style style:name="T151" style:parent-style-name="DefaultParagraphFont" style:family="text">
      <style:text-properties style:font-name="Calibri" fo:font-weight="bold" style:font-weight-asian="bold" style:font-weight-complex="bold" fo:font-size="12pt" style:font-size-asian="12pt"/>
    </style:style>
    <style:style style:name="T152" style:parent-style-name="DefaultParagraphFont" style:family="text">
      <style:text-properties style:font-name="Calibri" fo:font-size="12pt" style:font-size-asian="12pt"/>
    </style:style>
    <style:style style:name="T153" style:parent-style-name="DefaultParagraphFont" style:family="text">
      <style:text-properties style:font-name="Calibri" fo:font-size="12pt" style:font-size-asian="12pt"/>
    </style:style>
    <style:style style:name="T154" style:parent-style-name="DefaultParagraphFont" style:family="text">
      <style:text-properties style:font-name="Calibri" fo:font-size="12pt" style:font-size-asian="12pt"/>
    </style:style>
    <style:style style:name="T155" style:parent-style-name="DefaultParagraphFont" style:family="text">
      <style:text-properties style:font-name="Calibri" fo:font-style="italic" style:font-style-asian="italic" style:font-style-complex="italic" fo:font-size="12pt" style:font-size-asian="12pt"/>
    </style:style>
    <style:style style:name="T156" style:parent-style-name="DefaultParagraphFont" style:family="text">
      <style:text-properties style:font-name="Calibri" fo:font-size="12pt" style:font-size-asian="12pt"/>
    </style:style>
    <style:style style:name="T157" style:parent-style-name="DefaultParagraphFont" style:family="text">
      <style:text-properties style:font-name="Calibri" fo:font-style="italic" style:font-style-asian="italic" style:font-style-complex="italic" fo:font-size="12pt" style:font-size-asian="12pt"/>
    </style:style>
    <style:style style:name="T158" style:parent-style-name="DefaultParagraphFont" style:family="text">
      <style:text-properties style:font-name="Calibri" fo:font-size="12pt" style:font-size-asian="12pt"/>
    </style:style>
    <style:style style:name="T159" style:parent-style-name="DefaultParagraphFont" style:family="text">
      <style:text-properties style:font-name="Calibri" fo:font-weight="bold" style:font-weight-asian="bold" style:font-weight-complex="bold" fo:font-size="12pt" style:font-size-asian="12pt"/>
    </style:style>
    <style:style style:name="T160" style:parent-style-name="DefaultParagraphFont" style:family="text">
      <style:text-properties style:font-name="Calibri" fo:font-size="12pt" style:font-size-asian="12pt"/>
    </style:style>
    <style:style style:name="T161" style:parent-style-name="DefaultParagraphFont" style:family="text">
      <style:text-properties style:font-name="Calibri" fo:font-size="12pt" style:font-size-asian="12pt"/>
    </style:style>
    <style:style style:name="T162" style:parent-style-name="DefaultParagraphFont" style:family="text">
      <style:text-properties style:font-name="Calibri" fo:font-size="12pt" style:font-size-asian="12pt"/>
    </style:style>
    <style:style style:name="T163" style:parent-style-name="DefaultParagraphFont" style:family="text">
      <style:text-properties style:font-name="Calibri" fo:font-style="italic" style:font-style-asian="italic" style:font-style-complex="italic" fo:font-size="12pt" style:font-size-asian="12pt"/>
    </style:style>
    <style:style style:name="T164" style:parent-style-name="DefaultParagraphFont" style:family="text">
      <style:text-properties style:font-name="Calibri" fo:font-size="12pt" style:font-size-asian="12pt"/>
    </style:style>
    <style:style style:name="T165" style:parent-style-name="DefaultParagraphFont" style:family="text">
      <style:text-properties style:font-name="Calibri" fo:font-style="italic" style:font-style-asian="italic" style:font-style-complex="italic" fo:font-size="12pt" style:font-size-asian="12pt"/>
    </style:style>
    <style:style style:name="T166" style:parent-style-name="DefaultParagraphFont" style:family="text">
      <style:text-properties style:font-name="Calibri" fo:font-size="12pt" style:font-size-asian="12pt"/>
    </style:style>
    <style:style style:name="T167" style:parent-style-name="DefaultParagraphFont" style:family="text">
      <style:text-properties style:font-name="Calibri" fo:font-weight="bold" style:font-weight-asian="bold" style:font-weight-complex="bold" fo:font-size="12pt" style:font-size-asian="12pt"/>
    </style:style>
    <style:style style:name="T168" style:parent-style-name="DefaultParagraphFont" style:family="text">
      <style:text-properties style:font-name="Calibri" fo:font-size="12pt" style:font-size-asian="12pt"/>
    </style:style>
    <style:style style:name="T169" style:parent-style-name="DefaultParagraphFont" style:family="text">
      <style:text-properties style:font-name="Calibri" fo:font-size="12pt" style:font-size-asian="12pt"/>
    </style:style>
    <style:style style:name="T170" style:parent-style-name="DefaultParagraphFont" style:family="text">
      <style:text-properties style:font-name="Calibri" fo:font-size="12pt" style:font-size-asian="12pt"/>
    </style:style>
    <style:style style:name="T171" style:parent-style-name="DefaultParagraphFont" style:family="text">
      <style:text-properties style:font-name="Calibri" fo:font-size="12pt" style:font-size-asian="12pt"/>
    </style:style>
    <style:style style:name="T172" style:parent-style-name="DefaultParagraphFont" style:family="text">
      <style:text-properties style:font-name="Times New Roman" style:font-name-complex="Times New Roman" fo:font-size="12pt" style:font-size-asian="12pt" style:font-size-complex="12pt"/>
    </style:style>
    <style:style style:name="T173" style:parent-style-name="DefaultParagraphFont" style:family="text">
      <style:text-properties style:font-name="Times New Roman" style:font-name-complex="Times New Roman" fo:font-size="12pt" style:font-size-asian="12pt" style:font-size-complex="12pt"/>
    </style:style>
    <style:style style:name="P174" style:parent-style-name="Normal" style:family="paragraph">
      <style:paragraph-properties fo:line-height="200%"/>
      <style:text-properties fo:font-size="12pt" style:font-size-asian="12pt" style:font-size-complex="12pt"/>
    </style:style>
  </office:automatic-styles>
  <office:body>
    <office:text text:use-soft-page-breaks="true">
      <text:p text:style-name="P1">Calibration and validation of a high-quality open access pulse oximeter</text:p>
      <text:p text:style-name="P2"/>
      <text:p text:style-name="P3"/>
      <text:p text:style-name="P4"><text:span text:style-name="T5">Alexander Pavlosky</text:span><text:span text:style-name="T6">1</text:span><text:span text:style-name="T7">, Tarek Loubani</text:span><text:span text:style-name="T8">1,2,3,4*</text:span></text:p>
      <text:p text:style-name="P9"/>
      <text:p text:style-name="P10"><text:span text:style-name="T11">1<text:s/></text:span><text:span text:style-name="T12">Faculty of Medicine, University of Western Ontario, London, Ontario, Canada.</text:span></text:p>
      <text:p text:style-name="P13"><text:span text:style-name="T14">2<text:s/></text:span><text:span text:style-name="T15">Division of Emergency Medicine, Department of Medicine, University of Western Ontario, London, Ontario, Canada.</text:span></text:p>
      <text:p text:style-name="P16"><text:span text:style-name="T17">3</text:span><text:span text:style-name="T18"><text:s/>Division of Emergency Medicine, London Health Sciences Centre, London, Ontario, Canada</text:span></text:p>
      <text:p text:style-name="P19"><text:span text:style-name="T20">4</text:span><text:span text:style-name="T21"><text:s/>Division of Emergency Medicine, Al-Shifa Hospital, Gaza</text:span></text:p>
      <text:p text:style-name="P22"/>
      <text:p text:style-name="P23">* Corresponding author<text:s/></text:p>
      <text:p text:style-name="P24">E-mail: Tarek.Loubani@lhsc.on.ca</text:p>
      <text:p text:style-name="P25"/>
      <text:p text:style-name="P26"/>
      <text:p text:style-name="P27"/>
      <text:p text:style-name="P28"/>
      <text:p text:style-name="P29"/>
      <text:p text:style-name="P30"/>
      <text:p text:style-name="P31"/>
      <text:p text:style-name="P32"/>
      <text:p text:style-name="P33"/>
      <text:p text:style-name="P34"/>
      <text:soft-page-break/>
      <text:h text:style-name="P35" text:outline-level="1">Abstract</text:h>
      <text:p text:style-name="P36"/>
      <text:p text:style-name="P37"/>
      <text:p text:style-name="P38"/>
      <text:p text:style-name="P39"/>
      <text:p text:style-name="P40"/>
      <text:p text:style-name="P41"/>
      <text:p text:style-name="P42"/>
      <text:p text:style-name="P43"/>
      <text:p text:style-name="P44"/>
      <text:p text:style-name="P45"/>
      <text:p text:style-name="P46"/>
      <text:p text:style-name="P47"/>
      <text:p text:style-name="P48"/>
      <text:p text:style-name="P49"/>
      <text:p text:style-name="P50"/>
      <text:p text:style-name="P51"/>
      <text:p text:style-name="P52"/>
      <text:soft-page-break/>
      <text:h text:style-name="P53" text:outline-level="1">Introduction</text:h>
      <text:p text:style-name="Normal"/>
      <text:p text:style-name="P54"><text:tab/><text:span text:style-name="T55">Pulse oximetry is an important tool used in high-income countries to assess a patient’s oxyhemoglobin saturation and is used diversely in medicine both in clinical and surgical settings.</text:span><text:span text:style-name="T56"><text:s/>In the developed world, pulse oximetry has become the standard of care as it increases patient safety</text:span><text:span text:style-name="T57"><text:s/>by<text:s/></text:span><text:span text:style-name="T58">alerting physicians to</text:span><text:span text:style-name="T59"><text:s/>hypoxemia</text:span><text:span text:style-name="T60"><text:s/>during<text:s/></text:span><text:span text:style-name="T61">anesthesia</text:span><text:bookmark-start text:name="ZOTERO_BREF_o76oyvQHLans"/><text:span text:style-name="T62">1</text:span><text:bookmark-start text:name="ZOTERO_BREF_zbP7AezEVHTE"/><text:bookmark-end text:name="ZOTERO_BREF_o76oyvQHLans"/><text:span text:style-name="T63">,2</text:span><text:bookmark-end text:name="ZOTERO_BREF_zbP7AezEVHTE"/><text:span text:style-name="T64">, pneumonia</text:span><text:bookmark-start text:name="ZOTERO_BREF_SNamOs5yxgrs"/><text:span text:style-name="T65">3,4</text:span><text:bookmark-end text:name="ZOTERO_BREF_SNamOs5yxgrs"/><text:span text:style-name="T66"><text:s/>and<text:s/></text:span><text:span text:style-name="T67">acute respiratory distress syndrome</text:span><text:bookmark-start text:name="ZOTERO_BREF_bBZfw3zdSu9j"/><text:span text:style-name="T68">5</text:span><text:bookmark-end text:name="ZOTERO_BREF_bBZfw3zdSu9j"/><text:span text:style-name="T69">. Currently, low and middle income countries are in need of an estimated one million pulse<text:s/></text:span><text:span text:style-name="T70">oximeters</text:span><text:bookmark-start text:name="ZOTERO_BREF_swQL4OrT7hKy"/><text:span text:style-name="T71">6</text:span><text:bookmark-end text:name="ZOTERO_BREF_swQL4OrT7hKy"/><text:span text:style-name="T72">, with only 41-70% of operating environments having access to a pulse oximeter</text:span><text:span text:style-name="T73"><text:s/>in developing nations</text:span><text:span text:style-name="T74"><text:s/>compared with 100% in developed nations</text:span><text:bookmark-start text:name="ZOTERO_BREF_0aKELb8kdVEw"/><text:span text:style-name="T75">7</text:span><text:bookmark-end text:name="ZOTERO_BREF_0aKELb8kdVEw"/><text:span text:style-name="T76">.</text:span><text:span text:style-name="T77">To fill this need, previous groups have created lower cost pulse oximeters<text:s/></text:span><text:span text:style-name="T78">for use in low-income settings</text:span><text:bookmark-start text:name="ZOTERO_BREF_CSiEhZODIGtP"/><text:span text:style-name="T79">8–10</text:span><text:bookmark-end text:name="ZOTERO_BREF_CSiEhZODIGtP"/><text:span text:style-name="T80">.</text:span><text:span text:style-name="T81"><text:s/></text:span></text:p>
      <text:p text:style-name="P82"><text:span text:style-name="T83"><text:tab/></text:span><text:span text:style-name="T84">In this article, we describe the design, calibration and validation of an open access pulse oximeter, known a</text:span><text:span text:style-name="T85">s the Glia pulse o</text:span><text:span text:style-name="T86">ximeter, at an estimated cost of under 25USD.<text:s/></text:span><text:span text:style-name="T87">The aim of the project is to provide<text:s/></text:span><text:span text:style-name="T88">free access to plans and software of the Glia pulse oximeter, allowing<text:s/></text:span><text:span text:style-name="T89">physicians around the world to build a Health Canada approved pulse oximeter that meets USA Food and Drug Administration (FDA) 501(k) certification for use in their clinic or operating room.</text:span><text:span text:style-name="T90"><text:s/></text:span><text:span text:style-name="T91">To do so, the performance of the Glia pulse oximeter will be compared with arterial hemoglobin oxygen saturation (S</text:span><text:span text:style-name="T92">a</text:span><text:span text:style-name="T93">O</text:span><text:span text:style-name="T94">2</text:span><text:span text:style-name="T95">)</text:span><text:span text:style-name="T96"><text:s/>as</text:span><text:span text:style-name="T97"><text:s/>measured by blood gas analysis. In addition, performance testing comparing the calibrated Glia pulse oximeter to a standard Nellcor pulse oximeter will also be performed.</text:span></text:p>
      <text:p text:style-name="Bibliography"/>
      <text:p text:style-name="Bibliography"/>
      <text:h text:style-name="P98" text:outline-level="1">Methods</text:h>
      <text:p text:style-name="Normal"/>
      <text:soft-page-break/>
      <text:p text:style-name="P99">Controlled Desaturation Study</text:p>
      <text:p text:style-name="P100"><text:span text:style-name="T101">The study was performed at Victoria Hospital, London Health Sciences Centre in London, Ontario. Before a desaturation procedure, volunteers were screened for exclusion criteria and informed written consent was obtained. FDA 501(k) protocols to test other pulse oximeter units was followed</text:span><text:bookmark-start text:name="ZOTERO_BREF_afZuNJDGE5UN"/><text:span text:style-name="T102">11</text:span><text:bookmark-end text:name="ZOTERO_BREF_afZuNJDGE5UN"/><text:span text:style-name="T103">.</text:span></text:p>
      <text:p text:style-name="P104"><text:span text:style-name="T105">Volunteers were laid flat with one arm raised onto a table and a radial arterial catheter was inserted for SaO</text:span><text:span text:style-name="T106">2</text:span><text:span text:style-name="T107"><text:s/>measurements. The Glia oximeter and CO-oximeter was applied to adjacent fingers on contralateral arm. <text:s/>A Respiract was used to measure background end-tidal P</text:span><text:span text:style-name="T108">CO2</text:span><text:span text:style-name="T109"><text:s/>and P</text:span><text:span text:style-name="T110">O2</text:span><text:span text:style-name="T111"><text:s/>and a desaturation sequence was modified for those values.<text:s/></text:span></text:p>
      <text:p text:style-name="P112"><text:span text:style-name="T113">At the beginning of the experiment, control oximeter data and two blood samples were drawn while the volunteer was breathing medical air. The volunteer then breathed 100% O</text:span><text:span text:style-name="T114">2</text:span><text:span text:style-name="T115"><text:s/>and a maximum SpO</text:span><text:span text:style-name="T116">2</text:span><text:span text:style-name="T117"><text:s/>was obtained. A hypoxic gas mixture containing nitrogen, oxygen and carbon dioxide was used to serially desaturate the volunteer using the Respiract to an SpO</text:span><text:span text:style-name="T118">2</text:span><text:span text:style-name="T119"><text:s/>of 96-92%, 91-87%, 86-82%, 81-77%, 76-72% and 71-67%. Each plateau was allowed to stabilize for 30 seconds and<text:s/></text:span><text:span text:style-name="T120">N</text:span><text:span text:style-name="T121"><text:s/>oximeter readings and arterial samples were taken at each plateau 20 seconds apart.</text:span></text:p>
      <text:p text:style-name="Bibliography"/>
      <text:p text:style-name="Bibliography"/>
      <text:p text:style-name="Bibliography"/>
      <text:p text:style-name="Bibliography"/>
      <text:p text:style-name="Bibliography"/>
      <text:p text:style-name="Bibliography"><text:s/><text:bookmark-start text:name="ZOTERO_BREF_YDrH0UP8BUlC"/><text:span text:style-name="T122">1.</text:span><text:span text:style-name="T123"><text:tab/>Walker, I. &amp; Wilson, I. Anaesthesia in developing countries - a risk for patients.<text:s/></text:span><text:span text:style-name="T124">Lancet</text:span><text:span text:style-name="T125"><text:s/>968–969 (2009).</text:span></text:p>
      <text:soft-page-break/>
      <text:p text:style-name="Bibliography"><text:span text:style-name="T126">2.</text:span><text:span text:style-name="T127"><text:tab/>Haynes, A., Weiser, T. &amp; Berry, W. A surgical safety checklist to reduce morbidity and mortality in a global population.<text:s/></text:span><text:span text:style-name="T128">New Eng J Med</text:span><text:span text:style-name="T129"><text:s/>491–499 (2009).</text:span></text:p>
      <text:p text:style-name="Bibliography"><text:span text:style-name="T130">3.</text:span><text:span text:style-name="T131"><text:tab/>Duke, T., Graham, S. &amp; Cherian, M. Oxygen is an essential medicine: a call for international action.<text:s/></text:span><text:span text:style-name="T132">Int J Tuberc Lung Dis</text:span><text:span text:style-name="T133"><text:s/>1362–1368 (2010).</text:span></text:p>
      <text:p text:style-name="Bibliography"><text:span text:style-name="T134">4.</text:span><text:span text:style-name="T135"><text:tab/>Ashraf, H., Jobayer, M. &amp; Alam, N.<text:s/></text:span><text:span text:style-name="T136">Treatment of childhood pneumonia in developing countries</text:span><text:span text:style-name="T137">.</text:span></text:p>
      <text:p text:style-name="Bibliography"><text:span text:style-name="T138">5.</text:span><text:span text:style-name="T139"><text:tab/>Kwizera, A. &amp; Dunser, M. A Global Perspective on Acute Respiratory Distress Syndrome and the Truth about Hypoxia in Resource-limited Settings.<text:s/></text:span><text:span text:style-name="T140">Am. J. Respir. Crit. Care Med.</text:span><text:span text:style-name="T141"><text:s/>5–7 (2016).</text:span></text:p>
      <text:p text:style-name="P142">6.<text:tab/>WHO. Global Pulse Oximetry Project. (2008).</text:p>
      <text:p text:style-name="Bibliography"><text:span text:style-name="T143">7.</text:span><text:span text:style-name="T144"><text:tab/>Funk, L., Weiser, T. &amp; Berry, W. Global operating theatre distribution and pulse oximetry supply: an estimation from reported data.<text:s/></text:span><text:span text:style-name="T145">Lancet</text:span><text:span text:style-name="T146"><text:s/>1055–1061 (2010).</text:span></text:p>
      <text:p text:style-name="Bibliography"><text:span text:style-name="T147">8.</text:span><text:span text:style-name="T148"><text:tab/>Edwards, J. Taking the pulse of pulse oximetry in Africa.<text:s/></text:span><text:span text:style-name="T149">CMAJ</text:span><text:span text:style-name="T150"><text:s/></text:span><text:span text:style-name="T151">184,</text:span><text:span text:style-name="T152"><text:s/>E244–E245 (2012).</text:span></text:p>
      <text:p text:style-name="Bibliography"><text:span text:style-name="T153">9.</text:span><text:span text:style-name="T154"><text:tab/>G, D.<text:s/></text:span><text:span text:style-name="T155">et al.</text:span><text:span text:style-name="T156"><text:s/>Accuracy of the Lifebox pulse oximeter during hypoxia in healthy volunteers.<text:s/></text:span><text:span text:style-name="T157">Anesthesia</text:span><text:span text:style-name="T158"><text:s/></text:span><text:span text:style-name="T159">68,</text:span><text:span text:style-name="T160"><text:s/>1220–1223 (2013).</text:span></text:p>
      <text:p text:style-name="Bibliography"><text:span text:style-name="T161">10.</text:span><text:span text:style-name="T162"><text:tab/>L, F.<text:s/></text:span><text:span text:style-name="T163">et al.</text:span><text:span text:style-name="T164"><text:s/>Evaluation of a large-scale donation of Lifebox pulse oximeters to non-physician anaesthetists in Uganda.<text:s/></text:span><text:span text:style-name="T165">Anaesthesia</text:span><text:span text:style-name="T166"><text:s/></text:span><text:span text:style-name="T167">69,</text:span><text:span text:style-name="T168"><text:s/>445–451 (2014).</text:span></text:p>
      <text:p text:style-name="Bibliography"><text:span text:style-name="T169">11.</text:span><text:span text:style-name="T170"><text:tab/>U.S. Food and Drug Administration. 501(k) clearances.</text:span><text:span text:style-name="T171"><text:s/></text:span><text:span text:style-name="T172">http://www.fda.gov/MedicalDevices/ProductsandMedicalProcedures/DeviceApprovalsandClearances/510kClearances/default.htm</text:span><text:span text:style-name="T173">l. Accessed July 27,2016.</text:span></text:p>
      <text:p text:style-name="P174"><text:bookmark-end text:name="ZOTERO_BREF_YDrH0UP8BUlC"/></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Tahoma" svg:font-family="Tahoma" style:font-family-generic="swiss" style:font-pitch="variable" svg:panose-1="2 11 6 4 3 5 4 4 2 4"/>
    <style:font-face style:name="Liberation Sans" svg:font-family="Liberation Sans" style:font-family-generic="swiss" style:font-pitch="variable" svg:panose-1="2 11 6 4 2 2 2 2 2 4"/>
    <style:font-face style:name="Lucida Sans Unicode" svg:font-family="Lucida Sans Unicode" style:font-family-generic="swiss" style:font-pitch="variable" svg:panose-1="2 11 6 2 3 5 4 2 2 4"/>
    <style:font-face style:name="FreeSans" svg:font-family="FreeSans" style:font-family-generic="system"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style:font-name-complex="Times New Roman" fo:color="#2E74B5" fo:font-size="16pt" style:font-size-asian="16pt" style:font-size-complex="16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style:vertical-align="baseline" fo:margin-bottom="0.1388in" fo:line-height="115%"/>
      <style:text-properties style:font-name="Calibri" style:font-name-asian="Calibri" style:font-name-complex="Tahoma" style:letter-kerning="true" fo:language="en" fo:country="CA" fo:hyphenate="false"/>
    </style:style>
    <style:style style:name="Title" style:display-name="Title" style:family="paragraph" style:parent-style-name="Normal">
      <style:paragraph-properties fo:keep-with-next="always" style:vertical-align="baseline" fo:margin-top="0.1666in" fo:margin-bottom="0.0833in" fo:line-height="115%"/>
      <style:text-properties style:font-name="Liberation Sans" style:font-name-asian="Lucida Sans Unicode" style:font-name-complex="FreeSans" style:letter-kerning="true" fo:font-size="14pt" style:font-size-asian="14pt" style:font-size-complex="14pt" fo:language="en" fo:country="CA" fo:hyphenate="false"/>
    </style:style>
    <style:style style:name="TitleChar" style:display-name="Title Char" style:family="text" style:parent-style-name="DefaultParagraphFont">
      <style:text-properties style:font-name="Liberation Sans" style:font-name-asian="Lucida Sans Unicode" style:font-name-complex="FreeSans" style:letter-kerning="true" fo:font-size="14pt" style:font-size-asian="14pt" style:font-size-complex="14pt" fo:language="en" fo:country="CA"/>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Bibliography" style:display-name="Bibliography" style:family="paragraph" style:parent-style-name="Normal" style:next-style-name="Normal">
      <style:paragraph-properties fo:margin-bottom="0in" fo:line-height="200%" fo:margin-left="0.1833in" fo:text-indent="-0.1833in">
        <style:tab-stops>
          <style:tab-stop style:type="left" style:position="0in"/>
        </style:tab-stops>
      </style:paragraph-properties>
      <style:text-properties fo:hyphenate="false"/>
    </style:style>
    <style:style style:name="Heading1Char" style:display-name="Heading 1 Char" style:family="text" style:parent-style-name="DefaultParagraphFont">
      <style:text-properties style:font-name="Calibri Light" style:font-name-asian="Times New Roman" style:font-name-complex="Times New Roman" fo:color="#2E74B5" fo:font-size="16pt" style:font-size-asian="16pt" style:font-size-complex="16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Alex</meta:initial-creator>
    <dc:creator>Alex</dc:creator>
    <meta:creation-date>2016-08-04T17:22:00Z</meta:creation-date>
    <dc:date>2016-08-04T19:10:00Z</dc:date>
    <meta:template xlink:href="Normal.dotm" xlink:type="simple"/>
    <meta:editing-cycles>6</meta:editing-cycles>
    <meta:editing-duration>PT6420S</meta:editing-duration>
    <meta:user-defined meta:name="ZOTERO_PREF_1">&lt;data data-version="3" zotero-version="4.0.29.10"&gt;&lt;session id="l1CEMi5i"/&gt;&lt;style id="http://www.zotero.org/styles/nature" hasBibliography="1" bibliographyStyleHasBeenSet="1"/&gt;&lt;prefs&gt;&lt;pref name="fieldType" value="Bookmark"/&gt;&lt;pref name="storeReferences" val</meta:user-defined>
    <meta:user-defined meta:name="ZOTERO_PREF_2">ue="true"/&gt;&lt;pref name="automaticJournalAbbreviations" value="true"/&gt;&lt;pref name="noteType" value=""/&gt;&lt;/prefs&gt;&lt;/data&gt;</meta:user-defined>
    <meta:user-defined meta:name="ZOTERO_BREF_YZsOQyxNEJa2_1">ZOTERO_ITEM CSL_CITATION {"citationID":"13ppvd0jei","properties":{"formattedCitation":"{\\rtf \\super 1\\nosupersub{}}","plainCitation":"1"},"citationItems":[{"id":900,"uris":["http://zotero.org/groups/233690/items/EB3599VT"],"uri":["http://zotero.org/gro</meta:user-defined>
    <meta:user-defined meta:name="ZOTERO_BREF_YZsOQyxNEJa2_2">ups/233690/items/EB3599VT"],"itemData":{"id":900,"type":"article-journal","title":"Anaesthesia in developing countries - a risk for patients","container-title":"Lancet","page":"968-969","issue":"371","author":[{"family":"Walker","given":"IA"},{"family":"W</meta:user-defined>
    <meta:user-defined meta:name="ZOTERO_BREF_YZsOQyxNEJa2_3">ilson","given":"IH"}],"issued":{"date-parts":[["2009"]]}}}],"schema":"https://github.com/citation-style-language/schema/raw/master/csl-citation.json"}</meta:user-defined>
    <meta:user-defined meta:name="ZOTERO_BREF_JwCaB5dHFwP0_1">ZOTERO_ITEM CSL_CITATION {"citationID":"19mjd37qpn","properties":{"formattedCitation":"{\\rtf \\super 1\\nosupersub{}}","plainCitation":"1"},"citationItems":[{"id":900,"uris":["http://zotero.org/groups/233690/items/EB3599VT"],"uri":["http://zotero.org/gro</meta:user-defined>
    <meta:user-defined meta:name="ZOTERO_BREF_JwCaB5dHFwP0_2">ups/233690/items/EB3599VT"],"itemData":{"id":900,"type":"article-journal","title":"Anaesthesia in developing countries - a risk for patients","container-title":"Lancet","page":"968-969","issue":"371","author":[{"family":"Walker","given":"IA"},{"family":"W</meta:user-defined>
    <meta:user-defined meta:name="ZOTERO_BREF_JwCaB5dHFwP0_3">ilson","given":"IH"}],"issued":{"date-parts":[["2009"]]}}}],"schema":"https://github.com/citation-style-language/schema/raw/master/csl-citation.json"}</meta:user-defined>
    <meta:user-defined meta:name="ZOTERO_BREF_YDrH0UP8BUlC_1">ZOTERO_BIBL {"custom":[]} CSL_BIBLIOGRAPHY</meta:user-defined>
    <meta:user-defined meta:name="ZOTERO_BREF_o76oyvQHLans_1">ZOTERO_ITEM CSL_CITATION {"citationID":"2a5j66jeqn","properties":{"formattedCitation":"{\\rtf \\super 1\\nosupersub{}}","plainCitation":"1"},"citationItems":[{"id":900,"uris":["http://zotero.org/groups/233690/items/EB3599VT"],"uri":["http://zotero.org/gro</meta:user-defined>
    <meta:user-defined meta:name="ZOTERO_BREF_o76oyvQHLans_2">ups/233690/items/EB3599VT"],"itemData":{"id":900,"type":"article-journal","title":"Anaesthesia in developing countries - a risk for patients","container-title":"Lancet","page":"968-969","issue":"371","author":[{"family":"Walker","given":"IA"},{"family":"W</meta:user-defined>
    <meta:user-defined meta:name="ZOTERO_BREF_o76oyvQHLans_3">ilson","given":"IH"}],"issued":{"date-parts":[["2009"]]}}}],"schema":"https://github.com/citation-style-language/schema/raw/master/csl-citation.json"}</meta:user-defined>
    <meta:user-defined meta:name="ZOTERO_BREF_zbP7AezEVHTE_1">ZOTERO_ITEM CSL_CITATION {"citationID":"mnj7j5log","properties":{"formattedCitation":"{\\rtf \\super 2\\nosupersub{}}","plainCitation":"2"},"citationItems":[{"id":902,"uris":["http://zotero.org/groups/233690/items/ZZPGPMIN"],"uri":["http://zotero.org/grou</meta:user-defined>
    <meta:user-defined meta:name="ZOTERO_BREF_zbP7AezEVHTE_2">ps/233690/items/ZZPGPMIN"],"itemData":{"id":902,"type":"article-journal","title":"A surgical safety checklist to reduce morbidity and mortality in a global population","container-title":"New Eng J Med","page":"491-499","issue":"360","author":[{"family":"H</meta:user-defined>
    <meta:user-defined meta:name="ZOTERO_BREF_zbP7AezEVHTE_3">aynes","given":"A"},{"family":"Weiser","given":"T"},{"family":"Berry","given":"W"}],"issued":{"date-parts":[["2009"]]}}}],"schema":"https://github.com/citation-style-language/schema/raw/master/csl-citation.json"}</meta:user-defined>
    <meta:user-defined meta:name="ZOTERO_BREF_SNamOs5yxgrs_1">ZOTERO_ITEM CSL_CITATION {"citationID":"VKOx2JUj","properties":{"formattedCitation":"{\\rtf \\super 3,4\\nosupersub{}}","plainCitation":"3,4"},"citationItems":[{"id":907,"uris":["http://zotero.org/groups/233690/items/9JN9QWJW"],"uri":["http://zotero.org/g</meta:user-defined>
    <meta:user-defined meta:name="ZOTERO_BREF_SNamOs5yxgrs_2">roups/233690/items/9JN9QWJW"],"itemData":{"id":907,"type":"article-journal","title":"Oxygen is an essential medicine: a call for international action.","container-title":"Int J Tuberc Lung Dis","page":"1362-1368","issue":"14","author":[{"family":"Duke","g</meta:user-defined>
    <meta:user-defined meta:name="ZOTERO_BREF_SNamOs5yxgrs_3">iven":"T"},{"family":"Graham","given":"SM"},{"family":"Cherian","given":"MN"}],"issued":{"date-parts":[["2010"]]}}},{"id":910,"uris":["http://zotero.org/groups/233690/items/R2NXN6VU"],"uri":["http://zotero.org/groups/233690/items/R2NXN6VU"],"itemData":{"i</meta:user-defined>
    <meta:user-defined meta:name="ZOTERO_BREF_SNamOs5yxgrs_4">d":910,"type":"book","title":"Treatment of childhood pneumonia in developing countries","publisher-place":"http://www.intechopen.com/books/ health-management/treatment-of-childhood-pneumonia-indeveloping-countries","event-place":"http://www.intechopen.com</meta:user-defined>
    <meta:user-defined meta:name="ZOTERO_BREF_SNamOs5yxgrs_5">/books/ health-management/treatment-of-childhood-pneumonia-indeveloping-countries","author":[{"family":"Ashraf","given":"H"},{"family":"Jobayer","given":"M"},{"family":"Alam","given":"N"}]}}],"schema":"https://github.com/citation-style-language/schema/raw</meta:user-defined>
    <meta:user-defined meta:name="ZOTERO_BREF_SNamOs5yxgrs_6">/master/csl-citation.json"}</meta:user-defined>
    <meta:user-defined meta:name="ZOTERO_BREF_swQL4OrT7hKy_1">ZOTERO_ITEM CSL_CITATION {"citationID":"ktmm8gcn1","properties":{"formattedCitation":"{\\rtf \\super 6\\nosupersub{}}","plainCitation":"6"},"citationItems":[{"id":911,"uris":["http://zotero.org/groups/233690/items/F26XQABF"],"uri":["http://zotero.org/grou</meta:user-defined>
    <meta:user-defined meta:name="ZOTERO_BREF_swQL4OrT7hKy_2">ps/233690/items/F26XQABF"],"itemData":{"id":911,"type":"article","title":"Global Pulse Oximetry Project","URL":"http://www.who.int/patientsafety/ events/08/1st_pulse_oximetry_meeting_background_doc.pdf","author":[{"family":"WHO","given":""}],"issued":{"da</meta:user-defined>
    <meta:user-defined meta:name="ZOTERO_BREF_swQL4OrT7hKy_3">te-parts":[["2008"]]},"accessed":{"date-parts":[["2016",8,4]]}}}],"schema":"https://github.com/citation-style-language/schema/raw/master/csl-citation.json"}</meta:user-defined>
    <meta:user-defined meta:name="ZOTERO_BREF_0aKELb8kdVEw_1">ZOTERO_ITEM CSL_CITATION {"citationID":"1s634m6s3p","properties":{"formattedCitation":"{\\rtf \\super 7\\nosupersub{}}","plainCitation":"7"},"citationItems":[{"id":912,"uris":["http://zotero.org/groups/233690/items/CBD8IWNP"],"uri":["http://zotero.org/gro</meta:user-defined>
    <meta:user-defined meta:name="ZOTERO_BREF_0aKELb8kdVEw_2">ups/233690/items/CBD8IWNP"],"itemData":{"id":912,"type":"article-journal","title":"Global operating theatre distribution and pulse oximetry supply: an estimation from reported data.","container-title":"Lancet","page":"1055-1061","issue":"376","author":[{"</meta:user-defined>
    <meta:user-defined meta:name="ZOTERO_BREF_0aKELb8kdVEw_3">family":"Funk","given":"LM"},{"family":"Weiser","given":"TG"},{"family":"Berry","given":"WR"}],"issued":{"date-parts":[["2010"]]}}}],"schema":"https://github.com/citation-style-language/schema/raw/master/csl-citation.json"}</meta:user-defined>
    <meta:user-defined meta:name="ZOTERO_BREF_bBZfw3zdSu9j_1">ZOTERO_ITEM CSL_CITATION {"citationID":"btk3m0hbr","properties":{"formattedCitation":"{\\rtf \\super 5\\nosupersub{}}","plainCitation":"5"},"citationItems":[{"id":914,"uris":["http://zotero.org/groups/233690/items/QKPAA46F"],"uri":["http://zotero.org/grou</meta:user-defined>
    <meta:user-defined meta:name="ZOTERO_BREF_bBZfw3zdSu9j_2">ps/233690/items/QKPAA46F"],"itemData":{"id":914,"type":"article-journal","title":"A Global Perspective on Acute Respiratory Distress Syndrome and the Truth about Hypoxia in Resource-limited Settings","container-title":"American Journal of Respiratory and </meta:user-defined>
    <meta:user-defined meta:name="ZOTERO_BREF_bBZfw3zdSu9j_3">Critical Care Medicine","page":"5-7","issue":"193.1","author":[{"family":"Kwizera","given":"Arthur"},{"family":"Dunser","given":"Martin"}],"issued":{"date-parts":[["2016"]]}}}],"schema":"https://github.com/citation-style-language/schema/raw/master/csl-cit</meta:user-defined>
    <meta:user-defined meta:name="ZOTERO_BREF_bBZfw3zdSu9j_4">ation.json"}</meta:user-defined>
    <meta:user-defined meta:name="ZOTERO_BREF_CSiEhZODIGtP_1">ZOTERO_ITEM CSL_CITATION {"citationID":"2ngcbc8njb","properties":{"formattedCitation":"{\\rtf \\super 8\\uc0\\u8211{}10\\nosupersub{}}","plainCitation":"8–10"},"citationItems":[{"id":915,"uris":["http://zotero.org/groups/233690/items/UTQNB7W3"],"uri":["ht</meta:user-defined>
    <meta:user-defined meta:name="ZOTERO_BREF_CSiEhZODIGtP_2">tp://zotero.org/groups/233690/items/UTQNB7W3"],"itemData":{"id":915,"type":"article-journal","title":"Taking the pulse of pulse oximetry in Africa","container-title":"CMAJ","page":"E244-E245","volume":"184","author":[{"family":"Edwards","given":"Jecelyn"}</meta:user-defined>
    <meta:user-defined meta:name="ZOTERO_BREF_CSiEhZODIGtP_3">],"issued":{"date-parts":[["2012"]]}}},{"id":499,"uris":["http://zotero.org/groups/233690/items/DZD7CPHS"],"uri":["http://zotero.org/groups/233690/items/DZD7CPHS"],"itemData":{"id":499,"type":"article-journal","title":"Accuracy of the Lifebox pulse oximet</meta:user-defined>
    <meta:user-defined meta:name="ZOTERO_BREF_CSiEhZODIGtP_4">er during hypoxia in healthy volunteers","container-title":"Anesthesia","page":"1220-1223","volume":"68","abstract":"Pulse oximetry is a standard of care during anaesthesia in high-income countries. However, 70% of operating environments\nin low- and midd</meta:user-defined>
    <meta:user-defined meta:name="ZOTERO_BREF_CSiEhZODIGtP_5">le-income countries have no pulse oximeter. The ‘Lifebox’ oximetry project set out to\nbridge this gap with an inexpensive oximeter meeting CE (European Conformity) and ISO (International Organization\nfor Standardization) standards. To date, there are no</meta:user-defined>
    <meta:user-defined meta:name="ZOTERO_BREF_CSiEhZODIGtP_6"> performance-specific accuracy data on this instrument.\nThe aim of this study was to establish whether the Lifebox pulse oximeter provides clinically reliable haemoglobin\noxygen saturation (SpO2) readings meeting USA Food and Drug Administration 510(k) </meta:user-defined>
    <meta:user-defined meta:name="ZOTERO_BREF_CSiEhZODIGtP_7">standards. Using healthy\nvolunteers, inspired oxygen fraction was adjusted to produce arterial haemoglobin oxygen saturation (SaO2) readings\nbetween 71% and 100% measured with a multi-wavelength oximeter. Lifebox accuracy was expressed using bias\n(SpO2</meta:user-defined>
    <meta:user-defined meta:name="ZOTERO_BREF_CSiEhZODIGtP_8">   SaO2), precision (SD of the bias) and the root mean square error (ARMS). Simultaneous readings of SaO2\nand SpO2 in 57 subjects showed a mean (SD) bias of  0.41% (2.28%) and ARMS 2.31%. The Lifebox pulse oximeter\nmeets current USA Food and Drug Admini</meta:user-defined>
    <meta:user-defined meta:name="ZOTERO_BREF_CSiEhZODIGtP_9">stration standards for accuracy, thus representing an inexpensive solution\nfor patient monitoring without compromising standards","author":[{"family":"G","given":"Dubowitz"},{"family":"K","given":"Breyer"},{"family":"M","given":"Limpick"},{"family":"J","</meta:user-defined>
    <meta:user-defined meta:name="ZOTERO_BREF_CSiEhZODIGtP_10">given":"Sali"},{"family":"J","given":"Feiner"},{"family":"K","given":"Ikeda"},{"family":"D","given":"MacLeod"},{"family":"P","given":"Bickler"}],"issued":{"date-parts":[["2013"]]}}},{"id":510,"uris":["http://zotero.org/groups/233690/items/E8VSI4M7"],"uri"</meta:user-defined>
    <meta:user-defined meta:name="ZOTERO_BREF_CSiEhZODIGtP_11">:["http://zotero.org/groups/233690/items/E8VSI4M7"],"itemData":{"id":510,"type":"article-journal","title":"Evaluation of a large-scale donation of Lifebox pulse oximeters to non-physician anaesthetists in Uganda","container-title":"Anaesthesia","page":"44</meta:user-defined>
    <meta:user-defined meta:name="ZOTERO_BREF_CSiEhZODIGtP_12">5-451","volume":"69","abstract":"Pulse oximetry is widely accepted as essential monitoring for safe anaesthesia, yet is frequently unavailable in\nresource-limited settings. The Lifebox pulse oximeter, and associated management training programme, was del</meta:user-defined>
    <meta:user-defined meta:name="ZOTERO_BREF_CSiEhZODIGtP_13">ivered\nto 79 non-physician anaesthetists attending the 2011 Uganda Society of Anaesthesia Annual Conference. Using a\nstandardised assessment, recipients were tested for their knowledge of oximetry use and hypoxia management before,\nimmediately followin</meta:user-defined>
    <meta:user-defined meta:name="ZOTERO_BREF_CSiEhZODIGtP_14">g and 3–5 months after the training. Before the course, the median (IQR [range]) test score for\nthe anaesthetists was 36 (34–39 [26–44]) out of a maximum of 50 points. Immediately following the course, the test\nscore increased to 41 (38–43 [25–47]); p &lt;</meta:user-defined>
    <meta:user-defined meta:name="ZOTERO_BREF_CSiEhZODIGtP_15"> 0.0001 and at the follow-up visit at 3–5 months it was 41 (39–44 [33–\n49]); p = 0.001 compared with immediate post-training test scores, and 75/79 (95%) oximeters were in routine clinical\nuse. This method of introduction resulted in a high rate of upta</meta:user-defined>
    <meta:user-defined meta:name="ZOTERO_BREF_CSiEhZODIGtP_16">ke of oximeters into clinical practice and a\ndemonstrable retention of knowledge in a resource-limited setting.","DOI":"10.1111/anae.12632","author":[{"family":"L","given":"Finch"},{"family":"R","given":"Kim"},{"family":"S","given":"Ttendo"},{"family":"J</meta:user-defined>
    <meta:user-defined meta:name="ZOTERO_BREF_CSiEhZODIGtP_17">","given":"Kiwanuka"},{"family":"I","given":"Walker"},{"family":"H","given":"Wilson"},{"family":"T","given":"Weiser"},{"family":"W","given":"Berry"},{"family":"A","given":"Gawanda"}],"issued":{"date-parts":[["2014"]]}}}],"schema":"https://github.com/citat</meta:user-defined>
    <meta:user-defined meta:name="ZOTERO_BREF_CSiEhZODIGtP_18">ion-style-language/schema/raw/master/csl-citation.json"}</meta:user-defined>
    <meta:user-defined meta:name="ZOTERO_BREF_afZuNJDGE5UN_1">ZOTERO_ITEM CSL_CITATION {"citationID":"2csbo8u19m","properties":{"formattedCitation":"{\\rtf \\super 11\\nosupersub{}}","plainCitation":"11"},"citationItems":[{"id":916,"uris":["http://zotero.org/groups/233690/items/9D4I2CW8"],"uri":["http://zotero.org/g</meta:user-defined>
    <meta:user-defined meta:name="ZOTERO_BREF_afZuNJDGE5UN_2">roups/233690/items/9D4I2CW8"],"itemData":{"id":916,"type":"article","title":"501(k) clearances","author":[{"family":"U.S. Food and Drug Administration","given":""}]}}],"schema":"https://github.com/citation-style-language/schema/raw/master/csl-citation.jso</meta:user-defined>
    <meta:user-defined meta:name="ZOTERO_BREF_afZuNJDGE5UN_3">n"}</meta:user-defined>
    <meta:document-statistic meta:page-count="5" meta:paragraph-count="9" meta:word-count="715" meta:character-count="4782" meta:row-count="33" meta:non-whitespace-character-count="4076"/>
  </office:meta>
</office:document-meta>
</file>